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getWriter( File path , String 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ator.parse( String inputTemplate , String outputFile , String objectID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losingLRUMap.removeLRU( AbstractLinkedMap . LinkEntry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ator.getContext( Hashtable obj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ClosingLRUMap.FileClosingLRUMap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llContextProperties(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enerator.setVelocityEngine( VelocityEngine 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parse( String inputTemplate , String inputEncoding , String outputFile , String outputEncoding , String objectID , Object obje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enerator.Generator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setOutputPath( final File outpu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DefaultPro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enerator.getTemplate( String templateName , String 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or.getOutpu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or( String prop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nerator.fillContextHash( Context context , Hashtable obj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or.fillContextDefaults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setOutputEncoding( String out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TemplatePath( final String templa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parse( String inputTemplate , String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Templ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parse( String controlTemplate , Context contro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ator.setInputEncoding( String in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